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mic Sans MS" svg:font-family="'Comic Sans MS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text-properties style:use-window-font-color="true" style:font-name="Comic Sans MS" fo:font-size="13pt" fo:language="fr" fo:country="FR" style:text-underline-style="none" fo:font-weight="bold" officeooo:rsid="0023595d" officeooo:paragraph-rsid="0023595d" style:font-name-asian="Times New Roman" style:font-size-asian="13pt" style:language-asian="fr" style:country-asian="FR" style:font-weight-asian="bold" style:font-name-complex="Times New Roman" style:font-size-complex="13pt" style:language-complex="ar" style:country-complex="SA" style:font-weight-complex="bold"/>
    </style:style>
    <style:style style:name="P3" style:family="paragraph" style:parent-style-name="Standard">
      <style:text-properties style:use-window-font-color="true" style:font-name="Comic Sans MS" fo:font-size="13pt" fo:language="fr" fo:country="FR" style:text-underline-style="none" fo:font-weight="bold" officeooo:rsid="0023595d" officeooo:paragraph-rsid="00243d73" style:font-name-asian="Times New Roman" style:font-size-asian="13pt" style:language-asian="fr" style:country-asian="FR" style:font-weight-asian="bold" style:font-name-complex="Times New Roman" style:font-size-complex="13pt" style:language-complex="ar" style:country-complex="SA" style:font-weight-complex="bold"/>
    </style:style>
    <style:style style:name="P4" style:family="paragraph" style:parent-style-name="Standard">
      <style:text-properties style:use-window-font-color="true" style:font-name="Comic Sans MS" fo:font-size="13pt" fo:language="fr" fo:country="FR" style:text-underline-style="none" fo:font-weight="bold" officeooo:rsid="00243d73" officeooo:paragraph-rsid="00243d73" style:font-name-asian="Times New Roman" style:font-size-asian="13pt" style:language-asian="fr" style:country-asian="FR" style:font-weight-asian="bold" style:font-name-complex="Times New Roman" style:font-size-complex="13pt" style:language-complex="ar" style:country-complex="SA" style:font-weight-complex="bold"/>
    </style:style>
    <style:style style:name="P5" style:family="paragraph" style:parent-style-name="Standard">
      <style:text-properties style:use-window-font-color="true" style:font-name="Comic Sans MS" fo:font-size="13pt" fo:language="fr" fo:country="FR" style:text-underline-style="none" fo:font-weight="bold" officeooo:rsid="0024679b" officeooo:paragraph-rsid="0024679b" style:font-name-asian="Times New Roman" style:font-size-asian="13pt" style:language-asian="fr" style:country-asian="FR" style:font-weight-asian="bold" style:font-name-complex="Times New Roman" style:font-size-complex="13pt" style:language-complex="ar" style:country-complex="SA" style:font-weight-complex="bold"/>
    </style:style>
    <style:style style:name="P6" style:family="paragraph" style:parent-style-name="Standard">
      <style:text-properties style:use-window-font-color="true" style:font-name="Comic Sans MS" fo:font-size="13pt" fo:language="fr" fo:country="FR" style:text-underline-style="none" fo:font-weight="normal" officeooo:rsid="00243d73" officeooo:paragraph-rsid="00243d73" style:font-name-asian="Times New Roman" style:font-size-asian="13pt" style:language-asian="fr" style:country-asian="FR" style:font-weight-asian="normal" style:font-name-complex="Times New Roman" style:font-size-complex="13pt" style:language-complex="ar" style:country-complex="SA" style:font-weight-complex="normal"/>
    </style:style>
    <style:style style:name="P7" style:family="paragraph" style:parent-style-name="Standard">
      <style:text-properties style:use-window-font-color="true" style:font-name="Comic Sans MS" fo:font-size="13pt" fo:language="fr" fo:country="FR" style:text-underline-style="solid" style:text-underline-width="auto" style:text-underline-color="font-color" fo:font-weight="bold" officeooo:rsid="00243d73" officeooo:paragraph-rsid="0024679b" style:font-name-asian="Times New Roman" style:font-size-asian="13pt" style:language-asian="fr" style:country-asian="FR" style:font-weight-asian="bold" style:font-name-complex="Times New Roman" style:font-size-complex="13pt" style:language-complex="ar" style:country-complex="SA" style:font-weight-complex="bold"/>
    </style:style>
    <style:style style:name="P8" style:family="paragraph" style:parent-style-name="Standard">
      <style:text-properties style:use-window-font-color="true" style:font-name="Comic Sans MS" fo:font-size="13pt" fo:language="fr" fo:country="FR" style:text-underline-style="solid" style:text-underline-width="auto" style:text-underline-color="font-color" fo:font-weight="bold" officeooo:rsid="0025c6a3" officeooo:paragraph-rsid="0025c6a3" style:font-name-asian="Times New Roman" style:font-size-asian="13pt" style:language-asian="fr" style:country-asian="FR" style:font-weight-asian="bold" style:font-name-complex="Times New Roman" style:font-size-complex="13pt" style:language-complex="ar" style:country-complex="SA" style:font-weight-complex="bold"/>
    </style:style>
    <style:style style:name="P9" style:family="paragraph" style:parent-style-name="Standard">
      <style:text-properties style:use-window-font-color="true" style:font-name="Comic Sans MS" fo:font-size="13pt" fo:language="fr" fo:country="FR" style:text-underline-style="solid" style:text-underline-width="auto" style:text-underline-color="font-color" officeooo:rsid="0023595d" officeooo:paragraph-rsid="0024679b" style:font-name-asian="Times New Roman" style:font-size-asian="13pt" style:language-asian="fr" style:country-asian="FR" style:font-name-complex="Times New Roman" style:font-size-complex="13pt" style:language-complex="ar" style:country-complex="SA"/>
    </style:style>
    <style:style style:name="P10" style:family="paragraph" style:parent-style-name="Standard">
      <style:text-properties style:use-window-font-color="true" style:font-name="Comic Sans MS" fo:font-size="13pt" fo:language="fr" fo:country="FR" style:text-underline-style="solid" style:text-underline-width="auto" style:text-underline-color="font-color" officeooo:rsid="0023595d" officeooo:paragraph-rsid="0025c6a3" style:font-name-asian="Times New Roman" style:font-size-asian="13pt" style:language-asian="fr" style:country-asian="FR" style:font-name-complex="Times New Roman" style:font-size-complex="13pt" style:language-complex="ar" style:country-complex="SA"/>
    </style:style>
    <style:style style:name="P11" style:family="paragraph" style:parent-style-name="Standard">
      <style:text-properties officeooo:paragraph-rsid="0023595d"/>
    </style:style>
    <style:style style:name="P12" style:family="paragraph" style:parent-style-name="Standard">
      <style:text-properties style:use-window-font-color="true" style:text-position="0% 100%" style:font-name="Comic Sans MS" fo:font-size="13pt" fo:language="fr" fo:country="FR" style:text-underline-style="none" officeooo:rsid="0023595d" officeooo:paragraph-rsid="0023595d" style:font-name-asian="Times New Roman" style:font-size-asian="13pt" style:language-asian="fr" style:country-asian="FR" style:font-name-complex="Times New Roman" style:font-size-complex="13pt" style:language-complex="ar" style:country-complex="SA"/>
    </style:style>
    <style:style style:name="P13" style:family="paragraph" style:parent-style-name="Standard">
      <style:text-properties style:use-window-font-color="true" style:text-position="0% 100%" style:font-name="Comic Sans MS" fo:font-size="13pt" fo:language="fr" fo:country="FR" style:text-underline-style="none" fo:font-weight="normal" officeooo:rsid="0023595d" officeooo:paragraph-rsid="0023595d" style:font-name-asian="Times New Roman" style:font-size-asian="13pt" style:language-asian="fr" style:country-asian="FR" style:font-weight-asian="normal" style:font-name-complex="Times New Roman" style:font-size-complex="13pt" style:language-complex="ar" style:country-complex="SA" style:font-weight-complex="normal"/>
    </style:style>
    <style:style style:name="P14" style:family="paragraph" style:parent-style-name="Standard">
      <style:text-properties style:use-window-font-color="true" style:text-position="0% 100%" style:font-name="Comic Sans MS" fo:font-size="13pt" fo:language="fr" fo:country="FR" style:text-underline-style="none" fo:font-weight="normal" officeooo:rsid="0023595d" officeooo:paragraph-rsid="00243d73" style:font-name-asian="Times New Roman" style:font-size-asian="13pt" style:language-asian="fr" style:country-asian="FR" style:font-weight-asian="normal" style:font-name-complex="Times New Roman" style:font-size-complex="13pt" style:language-complex="ar" style:country-complex="SA" style:font-weight-complex="normal"/>
    </style:style>
    <style:style style:name="P15" style:family="paragraph" style:parent-style-name="Standard">
      <style:text-properties style:use-window-font-color="true" style:text-position="0% 100%" style:font-name="Comic Sans MS" fo:font-size="13pt" fo:language="fr" fo:country="FR" style:text-underline-style="none" fo:font-weight="normal" officeooo:rsid="00243d73" officeooo:paragraph-rsid="00243d73" style:font-name-asian="Times New Roman" style:font-size-asian="13pt" style:language-asian="fr" style:country-asian="FR" style:font-weight-asian="normal" style:font-name-complex="Times New Roman" style:font-size-complex="13pt" style:language-complex="ar" style:country-complex="SA" style:font-weight-complex="normal"/>
    </style:style>
    <style:style style:name="P16" style:family="paragraph" style:parent-style-name="Standard">
      <style:text-properties style:use-window-font-color="true" style:text-position="0% 100%" style:font-name="Comic Sans MS" fo:font-size="15pt" fo:language="fr" fo:country="FR" style:text-underline-style="none" fo:font-weight="normal" officeooo:rsid="0023595d" officeooo:paragraph-rsid="0025c6a3" style:font-name-asian="Times New Roman" style:font-size-asian="15pt" style:language-asian="fr" style:country-asian="FR" style:font-weight-asian="normal" style:font-name-complex="Times New Roman" style:font-size-complex="15pt" style:language-complex="ar" style:country-complex="SA" style:font-weight-complex="normal"/>
    </style:style>
    <style:style style:name="P17" style:family="paragraph" style:parent-style-name="Standard">
      <style:text-properties style:use-window-font-color="true" style:text-position="sub 58%" style:font-name="Comic Sans MS" fo:font-size="13pt" fo:language="fr" fo:country="FR" style:text-underline-style="none" fo:font-weight="normal" officeooo:rsid="00243d73" officeooo:paragraph-rsid="00243d73" style:font-name-asian="Times New Roman" style:font-size-asian="13pt" style:language-asian="fr" style:country-asian="FR" style:font-weight-asian="normal" style:font-name-complex="Times New Roman" style:font-size-complex="13pt" style:language-complex="ar" style:country-complex="SA" style:font-weight-complex="normal"/>
    </style:style>
    <style:style style:name="P18" style:family="paragraph" style:parent-style-name="Standard">
      <style:text-properties style:use-window-font-color="true" style:text-position="sub 58%" style:font-name="Comic Sans MS" fo:font-size="15pt" fo:language="fr" fo:country="FR" style:text-underline-style="none" fo:font-weight="normal" officeooo:rsid="0025c6a3" officeooo:paragraph-rsid="0025c6a3" style:font-name-asian="Times New Roman" style:font-size-asian="15pt" style:language-asian="fr" style:country-asian="FR" style:font-weight-asian="normal" style:font-name-complex="Times New Roman" style:font-size-complex="15pt" style:language-complex="ar" style:country-complex="SA" style:font-weight-complex="normal"/>
    </style:style>
    <style:style style:name="P19" style:family="paragraph" style:parent-style-name="Heading_20_1" style:master-page-name="Standard">
      <style:paragraph-properties fo:line-height="100%" fo:text-align="start" style:justify-single-word="false" style:page-number="auto" style:writing-mode="lr-tb"/>
      <style:text-properties officeooo:paragraph-rsid="0024679b"/>
    </style:style>
    <style:style style:name="T1" style:family="text">
      <style:text-properties fo:font-size="12pt" fo:language="fr" fo:country="FR" style:font-size-asian="12pt" style:font-size-complex="12pt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f6db2"/>
    </style:style>
    <style:style style:name="T4" style:family="text">
      <style:text-properties style:use-window-font-color="true" style:font-name="Times New Roman" fo:font-size="12pt" fo:language="fr" fo:country="FR" officeooo:rsid="0023595d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Comic Sans MS" fo:font-size="22pt" fo:language="fr" fo:country="FR" fo:font-weight="bold" officeooo:rsid="0023595d" style:letter-kerning="true" style:font-name-asian="Times New Roman" style:font-size-asian="22pt" style:language-asian="fr" style:country-asian="FR" style:font-weight-asian="bold" style:font-name-complex="Times New Roman" style:font-size-complex="22pt" style:language-complex="ar" style:country-complex="SA" style:font-weight-complex="bold"/>
    </style:style>
    <style:style style:name="T6" style:family="text">
      <style:text-properties style:use-window-font-color="true" style:font-name="Comic Sans MS" fo:font-size="13pt" fo:language="fr" fo:country="FR" style:text-underline-style="solid" style:text-underline-width="auto" style:text-underline-color="font-color" fo:font-weight="bold" officeooo:rsid="0023595d" style:font-name-asian="Times New Roman" style:font-size-asian="13pt" style:language-asian="fr" style:country-asian="FR" style:font-weight-asian="bold" style:font-name-complex="Times New Roman" style:font-size-complex="13pt" style:language-complex="ar" style:country-complex="SA" style:font-weight-complex="bold"/>
    </style:style>
    <style:style style:name="T7" style:family="text">
      <style:text-properties style:use-window-font-color="true" style:font-name="Comic Sans MS" fo:font-size="13pt" fo:language="fr" fo:country="FR" style:text-underline-style="solid" style:text-underline-width="auto" style:text-underline-color="font-color" fo:font-weight="bold" officeooo:rsid="0024679b" style:font-name-asian="Times New Roman" style:font-size-asian="13pt" style:language-asian="fr" style:country-asian="FR" style:font-weight-asian="bold" style:font-name-complex="Times New Roman" style:font-size-complex="13pt" style:language-complex="ar" style:country-complex="SA" style:font-weight-complex="bold"/>
    </style:style>
    <style:style style:name="T8" style:family="text">
      <style:text-properties style:use-window-font-color="true" style:text-position="0% 100%" style:font-name="Comic Sans MS" fo:font-size="13pt" fo:language="fr" fo:country="FR" style:text-underline-style="none" fo:font-weight="normal" officeooo:rsid="0024679b" style:font-name-asian="Times New Roman" style:font-size-asian="13pt" style:language-asian="fr" style:country-asian="FR" style:font-weight-asian="normal" style:font-name-complex="Times New Roman" style:font-size-complex="13pt" style:language-complex="ar" style:country-complex="SA" style:font-weight-complex="normal"/>
    </style:style>
    <style:style style:name="T9" style:family="text">
      <style:text-properties style:use-window-font-color="true" style:text-position="0% 100%" style:font-name="Comic Sans MS" fo:font-size="13pt" fo:language="fr" fo:country="FR" style:text-underline-style="none" fo:font-weight="normal" officeooo:rsid="0023595d" style:font-name-asian="Times New Roman" style:font-size-asian="13pt" style:language-asian="fr" style:country-asian="FR" style:font-weight-asian="normal" style:font-name-complex="Times New Roman" style:font-size-complex="13pt" style:language-complex="ar" style:country-complex="SA" style:font-weight-complex="normal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weight="normal" style:font-weight-asian="normal" style:font-weight-complex="normal"/>
    </style:style>
    <style:style style:name="T12" style:family="text">
      <style:text-properties style:text-position="sub 58%" fo:font-weight="bold" style:font-weight-asian="bold" style:font-weight-complex="bold"/>
    </style:style>
    <style:style style:name="T13" style:family="text">
      <style:text-properties style:text-position="sub 58%" style:text-underline-style="none"/>
    </style:style>
    <style:style style:name="T14" style:family="text">
      <style:text-properties style:text-position="sub 58%" style:text-underline-style="none" officeooo:rsid="0025c6a3"/>
    </style:style>
    <style:style style:name="T15" style:family="text">
      <style:text-properties style:text-position="sub 58%" fo:font-size="15pt" style:text-underline-style="none" fo:font-weight="normal" style:font-size-asian="15pt" style:font-weight-asian="normal" style:font-size-complex="15pt" style:font-weight-complex="normal"/>
    </style:style>
    <style:style style:name="T16" style:family="text">
      <style:text-properties style:text-position="0% 100%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0% 100%" fo:font-weight="normal" officeooo:rsid="00243d73" style:font-weight-asian="normal" style:font-weight-complex="normal"/>
    </style:style>
    <style:style style:name="T19" style:family="text">
      <style:text-properties style:text-position="0% 100%" fo:font-weight="normal" officeooo:rsid="0024679b" style:font-weight-asian="normal" style:font-weight-complex="normal"/>
    </style:style>
    <style:style style:name="T20" style:family="text">
      <style:text-properties style:text-position="0% 100%" officeooo:rsid="00243d73"/>
    </style:style>
    <style:style style:name="T21" style:family="text">
      <style:text-properties style:text-position="0% 100%" fo:font-weight="bold" style:font-weight-asian="bold" style:font-weight-complex="bold"/>
    </style:style>
    <style:style style:name="T22" style:family="text">
      <style:text-properties style:text-position="0% 100%" style:text-underline-style="none"/>
    </style:style>
    <style:style style:name="T23" style:family="text">
      <style:text-properties style:text-position="0% 100%" style:text-underline-style="none" officeooo:rsid="0025c6a3"/>
    </style:style>
    <style:style style:name="T24" style:family="text">
      <style:text-properties style:text-position="0% 100%" style:text-underline-style="none" fo:font-weight="normal" style:font-weight-asian="normal" style:font-weight-complex="normal"/>
    </style:style>
    <style:style style:name="T25" style:family="text">
      <style:text-properties style:text-position="0% 100%" officeooo:rsid="0024679b"/>
    </style:style>
    <style:style style:name="T26" style:family="text">
      <style:text-properties style:text-position="0% 100%" officeooo:rsid="0025c6a3"/>
    </style:style>
    <style:style style:name="T27" style:family="text">
      <style:text-properties style:text-position="0% 100%" fo:font-size="15pt" style:text-underline-style="none" fo:font-weight="normal" style:font-size-asian="15pt" style:font-weight-asian="normal" style:font-size-complex="15pt" style:font-weight-complex="normal"/>
    </style:style>
    <style:style style:name="T28" style:family="text">
      <style:text-properties style:text-underline-style="non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T2"><text:s text:c="17"/>Évaluation </text:span><text:span text:style-name="T5">suites arithmétiques</text:span><text:span text:style-name="T2"><text:tab/><text:tab/> <text:s text:c="12"/>..../1</text:span><text:span text:style-name="T3">0 <text:s text:c="13"/></text:span><text:span text:style-name="T6">I] Questions de cours</text:span><text:span text:style-name="T7">(2 pts par question).</text:span></text:h>
      <text:p text:style-name="P9"><text:span text:style-name="T28">Soit (u</text:span><text:span text:style-name="T13">n</text:span><text:span text:style-name="T22">) une suite arithmétique de premier terme u</text:span><text:span text:style-name="T13">0</text:span><text:span text:style-name="T22"> et de raison r.</text:span></text:p>
      <text:p text:style-name="P12"/>
      <text:p text:style-name="P2"><text:span text:style-name="T16">1. </text:span><text:span text:style-name="T17">Exprimer le terme u</text:span><text:span text:style-name="T11">n+1</text:span><text:span text:style-name="T17"> en fonction de </text:span><text:span text:style-name="T18">(</text:span><text:span text:style-name="T17">u</text:span><text:span text:style-name="T11">n</text:span><text:span text:style-name="T18">) </text:span><text:span text:style-name="T17">et de r.</text:span></text:p>
      <text:p text:style-name="P13"/>
      <text:p text:style-name="P11"><text:span text:style-name="T8"><draw:frame draw:style-name="fr1" draw:name="Objet3" text:anchor-type="as-char" svg:y="-0.377cm" svg:width="1.205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………………………………………………………………………………</text:span></text:p>
      <text:p text:style-name="P2"><text:span text:style-name="T16">2. </text:span><text:span text:style-name="T17">Pour un entier n, exprimer u</text:span><text:span text:style-name="T11">n</text:span><text:span text:style-name="T17"> en fonction de n.</text:span></text:p>
      <text:p text:style-name="P13"/>
      <text:p text:style-name="P2"><text:span text:style-name="T17"><draw:frame draw:style-name="fr1" draw:name="Objet4" text:anchor-type="as-char" svg:y="-0.377cm" svg:width="0.905cm" svg:height="0.53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7">………………………………………………………………………………</text:span></text:p>
      <text:p text:style-name="P3"><text:span text:style-name="T16">3. </text:span><text:span text:style-name="T17">La somme des n premiers termes d</text:span><text:span text:style-name="T18">e (</text:span><text:span text:style-name="T17">u</text:span><text:span text:style-name="T11">n</text:span><text:span text:style-name="T18">) <text:s/>est :</text:span></text:p>
      <text:p text:style-name="P15"/>
      <text:p text:style-name="P3"><text:span text:style-name="T18"><draw:frame draw:style-name="fr1" draw:name="Objet1" text:anchor-type="as-char" svg:y="-0.713cm" svg:width="4.39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8">…………………………………………………………</text:span></text:p>
      <text:p text:style-name="P15"/>
      <text:p text:style-name="P7"><text:span text:style-name="T16">II] Application du cours</text:span><text:span text:style-name="T25">(1 pts par question).</text:span></text:p>
      <text:p text:style-name="P6"><text:span text:style-name="T16">Soit (u</text:span><text:span text:style-name="T10">n</text:span><text:span text:style-name="T16">) une suite arithmétique de premier terme </text:span><text:span text:style-name="T21">u</text:span><text:span text:style-name="T12">0</text:span><text:span text:style-name="T21">= 4 </text:span><text:span text:style-name="T16">et de raison </text:span><text:span text:style-name="T21">r = 3.</text:span></text:p>
      <text:p text:style-name="P15"/>
      <text:p text:style-name="P4"><text:span text:style-name="T16">1. </text:span><text:span text:style-name="T17">Calculer les termes u</text:span><text:span text:style-name="T11">1 </text:span><text:span text:style-name="T17">, u</text:span><text:span text:style-name="T11">2</text:span><text:span text:style-name="T17"> , u</text:span><text:span text:style-name="T11">3.</text:span></text:p>
      <text:p text:style-name="P17"/>
      <text:p text:style-name="P14">………………………………………………………………………………………</text:p>
      <text:p text:style-name="P3"><text:span text:style-name="T20">2</text:span><text:span text:style-name="T16">. </text:span><text:span text:style-name="T17">Exprimer le terme u</text:span><text:span text:style-name="T11">n+1</text:span><text:span text:style-name="T17"> en fonction de </text:span><text:span text:style-name="T18">(</text:span><text:span text:style-name="T17">u</text:span><text:span text:style-name="T11">n</text:span><text:span text:style-name="T18">) </text:span><text:span text:style-name="T17">et de r.</text:span></text:p>
      <text:p text:style-name="P14"/>
      <text:p text:style-name="P14">………………………………………………………………………………………</text:p>
      <text:p text:style-name="P3"><text:span text:style-name="T20">3</text:span><text:span text:style-name="T16">. </text:span><text:span text:style-name="T17">Pour un entier n, exprimer u</text:span><text:span text:style-name="T11">n</text:span><text:span text:style-name="T17"> en fonction de n.</text:span></text:p>
      <text:p text:style-name="P14"/>
      <text:p text:style-name="P14">………………………………………………………………………………………</text:p>
      <text:p text:style-name="P3"><text:span text:style-name="T20">4</text:span><text:span text:style-name="T16">. </text:span><text:span text:style-name="T17">La somme des </text:span><text:span text:style-name="T19">10</text:span><text:span text:style-name="T17"> premiers termes d</text:span><text:span text:style-name="T18">e (</text:span><text:span text:style-name="T17">u</text:span><text:span text:style-name="T11">n</text:span><text:span text:style-name="T18">) <text:s/>est :</text:span></text:p>
      <text:p text:style-name="P15"/>
      <text:p text:style-name="P3"><text:span text:style-name="T18"><draw:frame draw:style-name="fr1" draw:name="Objet2" text:anchor-type="as-char" svg:y="-0.713cm" svg:width="1.475cm" svg:height="1.139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8">…………………………………………………………………………….</text:span></text:p>
      <text:p text:style-name="P15"/>
      <text:p text:style-name="P5"><text:span text:style-name="T20">I</text:span><text:span text:style-name="T16">II] Question bonus</text:span><text:span text:style-name="T26">(2points bonus).</text:span></text:p>
      <text:p text:style-name="P10"><text:span text:style-name="T23">Soit (u</text:span><text:span text:style-name="T14">n</text:span><text:span text:style-name="T23">) une suite arithmétique de premier terme u</text:span><text:span text:style-name="T14">0</text:span><text:span text:style-name="T23"> et de raison r.</text:span></text:p>
      <text:p text:style-name="P8"><text:span text:style-name="T22">1. </text:span><text:span text:style-name="T24">Démontrer que pour tout entier n &gt; 0, </text:span><text:span text:style-name="T27">u</text:span><text:span text:style-name="T15">n</text:span><text:span text:style-name="T27"> </text:span><text:span text:style-name="T24">est la moyenne arithmétique de </text:span><text:span text:style-name="T27">u</text:span><text:span text:style-name="T15">n+1</text:span><text:span text:style-name="T24"> et de </text:span><text:span text:style-name="T27">u</text:span><text:span text:style-name="T15">n-1</text:span></text:p>
      <text:p text:style-name="P18"/>
      <text:p text:style-name="P16">………………………………………………………………………………………</text:p>
      <text:p text:style-name="P16"/>
      <text:p text:style-name="P16">………………………………………………………………………………………</text:p>
      <text:p text:style-name="P16"/>
      <text:p text:style-name="P16">……………………………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mic Sans MS" svg:font-family="'Comic Sans MS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Comic Sans MS" fo:font-family="'Comic Sans MS'" style:font-family-generic="script" fo:font-size="10pt" fo:language="fr" fo:country="FR" style:font-name-asian="Times New Roman" style:font-family-asian="'Times New Roman'" style:font-family-generic-asian="roman" style:font-size-asian="10pt" style:language-asian="fr" style:country-asian="FR" style:font-name-complex="Times New Roman" style:font-family-complex="'Times New Roman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loext:contextual-spacing="false" fo:line-height="24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text-align="justify" style:justify-single-word="false" style:text-autospace="ideograph-alpha" style:punctuation-wrap="hanging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language="fr" fo:country="FR"/>
    </style:style>
    <style:style style:name="MT3" style:family="text">
      <style:text-properties style:use-window-font-color="true" style:font-name="Times New Roman" fo:font-size="12pt" fo:language="fr" fo:country="FR" officeooo:rsid="0023595d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7cm" fo:margin-bottom="1.501cm" fo:margin-left="0.751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om : </text:span><text:span text:style-name="MT2">..........................</text:span></text:p>
        <text:p text:style-name="MP1"><text:span text:style-name="MT2"><text:tab/><text:tab/>CLASSE : </text:span><text:span text:style-name="MT3">TSTI2D</text:span></text:p>
        <text:p text:style-name="MP1"><text:span text:style-name="MT1">Prénom :</text:span><text:span text:style-name="MT2"> ............................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eraetdams</meta:initial-creator>
    <meta:creation-date>2019-09-09T00:38:00</meta:creation-date>
    <dc:date>2021-09-23T08:48:32.161620502</dc:date>
    <meta:editing-cycles>7</meta:editing-cycles>
    <meta:editing-duration>P8DT4H9M10S</meta:editing-duration>
    <meta:generator>LibreOffice/6.4.3.2$Linux_X86_64 LibreOffice_project/40$Build-2</meta:generator>
    <meta:document-statistic meta:table-count="0" meta:image-count="0" meta:object-count="4" meta:page-count="1" meta:paragraph-count="27" meta:word-count="179" meta:character-count="1245" meta:non-whitespace-character-count="1044"/>
    <meta:user-defined meta:name="DernierMetEn">DernierMetEn</meta:user-defined>
    <meta:user-defined meta:name="KSOProductBuildVer">1036-11.1.0.9505</meta:user-defined>
    <meta:user-defined meta:name="VersionAMath">VersionAMath</meta:user-defined>
  </office:meta>
</office:document-meta>
</file>

<file path=Object 1/content.xml><?xml version="1.0" encoding="utf-8"?>
<math xmlns="http://www.w3.org/1998/Math/MathML" display="block">
  <semantics>
    <mrow>
      <mrow>
        <msub>
          <mi>u</mi>
          <mn>1</mn>
        </msub>
        <mo stretchy="false">+</mo>
        <msub>
          <mi>u</mi>
          <mn>2</mn>
        </msub>
        <mo stretchy="false">+</mo>
        <mn>...</mn>
        <mo stretchy="false">+</mo>
        <msub>
          <mi>u</mi>
          <mrow>
            <mi>n</mi>
            <mo stretchy="false">−</mo>
            <mn>1</mn>
          </mrow>
        </msub>
      </mrow>
      <mo stretchy="false">=</mo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sub>
          <mi>u</mi>
          <mi>k</mi>
        </msub>
      </mrow>
      <mo stretchy="false">=</mo>
      <mrow/>
    </mrow>
    <annotation encoding="StarMath 5.0">u_1+u_2+...+u_{n-1}= sum from{k=0} to{n-1} u _{k} = { } 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n>9</mn>
        </munderover>
        <msub>
          <mi>u</mi>
          <mi>k</mi>
        </msub>
      </mrow>
      <mo stretchy="false">=</mo>
      <mrow/>
    </mrow>
    <annotation encoding="StarMath 5.0">sum from{k=0} to{9} u _{k} = { } </annotation>
  </semantics>
</math>
</file>

<file path=Object 3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/>
    </mrow>
    <annotation encoding="StarMath 5.0">u_{n+1}={ }</annotation>
  </semantics>
</math>
</file>

<file path=Object 4/content.xml><?xml version="1.0" encoding="utf-8"?>
<math xmlns="http://www.w3.org/1998/Math/MathML" display="block">
  <semantics>
    <mrow>
      <msub>
        <mi>u</mi>
        <mi>n</mi>
      </msub>
      <mo stretchy="false">=</mo>
      <mrow/>
    </mrow>
    <annotation encoding="StarMath 5.0">u_{n}={ }</annotation>
  </semantics>
</math>
</file>